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Write a paragraph in your group:</text:p>
      <text:p text:style-name="P2">What is your device?</text:p>
      <text:p text:style-name="Normal">Shroom:<text:s/>Seasoning mushroom,<text:s/>it’s a smart seasoning carousel.</text:p>
      <text:p text:style-name="Normal">It has<text:s/>refillable<text:s/>seasoning containers suspended upside down on a carousel and a stand in the middle. It has a fixed spot for a pot to dispense the seasonings into.<text:s/>It has a screen for control, voice activation, and an emergency stop button.<text:s/>It has feedback when conducting actions and a scale built in. It has an internal inventory of spices.<text:s/></text:p>
      <text:p text:style-name="P3">What does it do?</text:p>
      <text:p text:style-name="Normal">It simplifies<text:s/>the<text:s/>seasoning process by allowing<text:s/>user to press buttons or voice control to put in seasoning to your food.<text:line-break/>Press button, then spins around to your chosen spice.<text:line-break/>Then the lid gets pushed open (somehow?) <text:s/>and dispenses<text:s/>the spice to the desired amount, with a scale under the pot to detect that.<text:line-break/>Have a screen that suggests recipes and tells you what spice to use.<text:line-break/>Track your spice usage to create a “Spice Wrap” as a summary of spice usage at the end of the year.<text:line-break/>Notify users when<text:s/>spices<text:s/>are running low.<text:s/>We want users to be happy!</text:p>
      <text:p text:style-name="P4">What is the outcome?</text:p>
      <text:p text:style-name="Normal">The outcome is to help people get familiar with cooking and the use of spice,<text:s/>and<text:s/>help people that have disabilities<text:s/>cooking. It helps saving time and<text:s/>turns<text:s/>cooking<text:s/>to be an enjoyable learning experience.<text:s/></text:p>
      <text:p text:style-name="Normal">Creates a community of people using the machine.</text:p>
      <text:p text:style-name="P5">How do users interact with it?</text:p>
      <text:p text:style-name="Normal">It is activated by a specific word (?) or by tapping the screen. It has voice activation or screen controls.<text:line-break/>There are specific noises and words sounded to ensure that the user understands what is happening. E.g. A noise to show that the spice has been dispensed<text:line-break/>There will be confirmation messages required (can be turned off in settings)<text:s/>to ensure the device has heard correctly.<text:s/><text:line-break/>There should be bowl detection to ensure there is a container beneeth<text:line-break/>Emergency stop for whenever the device gets out of control e.g. item caught in the carousel, starting to dispense the wrong spice<text:line-break/>Users will have to manually refill spice pots, and potentially set up the machine<text:s/>by telling what is in each area, so enable customisation<text:line-break/>Connection with other devices is enabled, and allows for interaction between friend recommendations and<text:s/>recently used etc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sa Wakfi</meta:initial-creator>
    <dc:creator>Daniel Bowen</dc:creator>
    <meta:creation-date>2026-02-10T10:27:00Z</meta:creation-date>
    <dc:date>2026-02-10T10:27:00Z</dc:date>
    <meta:template xlink:href="Normal.dotm" xlink:type="simple"/>
    <meta:editing-cycles>77</meta:editing-cycles>
    <meta:editing-duration>PT0S</meta:editing-duration>
    <meta:user-defined meta:name="GrammarlyDocumentId">2e9dc38e-5254-4e14-9251-7a5bd1b06647</meta:user-defined>
    <meta:user-defined meta:name="ContentTypeId">0x010100A03C7281B37EE14AA86307A894EA2D79</meta:user-defined>
    <meta:document-statistic meta:page-count="1" meta:paragraph-count="4" meta:word-count="324" meta:character-count="2170" meta:row-count="15" meta:non-whitespace-character-count="1850"/>
  </office:meta>
</office:document-meta>
</file>